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05cm" draw:marker-end-width="0.0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cm" svg:stroke-color="#000000"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.6cm" svg:height="1.4cm" svg:x="2.1cm" svg:y="5.5cm">
          <text:p text:style-name="P1">defs.h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6cm" svg:height="1.4cm" svg:x="2.1cm" svg:y="3.1cm">
          <text:p text:style-name="P1">main.c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6cm" svg:height="1.4cm" svg:x="6.7cm" svg:y="4.3cm">
          <text:p text:style-name="P1">main.o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6cm" svg:height="1.4cm" svg:x="11.1cm" svg:y="4.3cm">
          <text:p text:style-name="P1">mytoo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7cm" svg:y1="3.8cm" svg:x2="6.7cm" svg:y2="5cm" draw:start-shape="id1" draw:start-glue-point="1" draw:end-shape="id2" draw:end-glue-point="3" svg:d="m4700 3800h1000v1200h1000" svg:viewBox="0 0 2001 1201">
          <text:p/>
        </draw:connector>
        <draw:connector draw:style-name="gr2" draw:text-style-name="P1" draw:layer="layout" svg:x1="4.7cm" svg:y1="6.2cm" svg:x2="6.7cm" svg:y2="5cm" draw:start-shape="id3" draw:start-glue-point="1" draw:end-shape="id2" draw:end-glue-point="3" svg:d="m4700 6200h1000v-1200h1000" svg:viewBox="0 0 2001 1201">
          <text:p/>
        </draw:connector>
        <draw:connector draw:style-name="gr2" draw:text-style-name="P1" draw:layer="layout" svg:x1="9.3cm" svg:y1="5cm" svg:x2="11.1cm" svg:y2="5cm" draw:start-shape="id2" draw:start-glue-point="1" draw:end-shape="id4" draw:end-glue-point="3" svg:d="m9300 5000h1800" svg:viewBox="0 0 18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Arrowheads_20_2" draw:display-name="Arrowheads 2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264360 </meta:initial-creator>
    <meta:creation-date>2014-05-02T09:16:35.738130081</meta:creation-date>
    <dc:date>2014-05-02T09:27:41.598972205</dc:date>
    <dc:creator>p264360 </dc:creator>
    <meta:editing-duration>P0D</meta:editing-duration>
    <meta:editing-cycles>1</meta:editing-cycles>
    <meta:document-statistic meta:object-count="7"/>
    <meta:generator>LibreOffice/4.1.4.2$Linux_X86_64 LibreOffice_project/410m0$Build-2</meta:generator>
  </office:meta>
</office:document-meta>
</file>